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0cm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1.957cm"/>
    </style:style>
    <style:style style:name="gr4" style:family="graphic" style:parent-style-name="standard">
      <style:graphic-properties svg:stroke-width="0.05cm" draw:marker-start-width="0.38cm" draw:marker-end-width="0.38cm" draw:textarea-horizontal-align="justify" draw:textarea-vertical-align="middle" draw:auto-grow-height="false" fo:padding-top="0.225cm" fo:padding-bottom="0.225cm" fo:padding-left="0.225cm" fo:padding-right="0.225cm"/>
    </style:style>
    <style:style style:name="gr5" style:family="graphic" style:parent-style-name="standard">
      <style:graphic-properties svg:stroke-width="0.05cm" draw:marker-start-width="0.38cm" draw:marker-end-width="0.38cm" draw:textarea-horizontal-align="justify" draw:textarea-vertical-align="middle" draw:auto-grow-height="false" fo:padding-top="0.225cm" fo:padding-bottom="0.225cm" fo:padding-left="0.225cm" fo:padding-right="0.225cm"/>
    </style:style>
    <style:style style:name="gr6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4.133cm"/>
    </style:style>
    <style:style style:name="gr7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225cm" fo:padding-bottom="0.225cm" fo:padding-left="0.225cm" fo:padding-right="0.225cm"/>
    </style:style>
    <style:style style:name="gr8" style:family="graphic" style:parent-style-name="standard">
      <style:graphic-properties svg:stroke-width="0.05cm" draw:marker-start-width="0.38cm" draw:marker-end-width="0.38cm" draw:textarea-horizontal-align="center" draw:textarea-vertical-align="middle" fo:padding-top="0.225cm" fo:padding-bottom="0.225cm" fo:padding-left="0.225cm" fo:padding-right="0.225cm"/>
    </style:style>
    <style:style style:name="gr9" style:family="graphic" style:parent-style-name="standard">
      <style:graphic-properties svg:stroke-width="0.05cm" draw:marker-start-width="0.38cm" draw:marker-end="Arrow" draw:marker-end-width="0.38cm" draw:textarea-vertical-align="middle" fo:padding-top="0.225cm" fo:padding-bottom="0.225cm" fo:padding-left="0.225cm" fo:padding-right="0.225cm"/>
    </style:style>
    <style:style style:name="gr10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5.385cm"/>
    </style:style>
    <style:style style:name="gr11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3.312cm"/>
    </style:style>
    <style:style style:name="gr12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left" draw:auto-grow-height="true" draw:auto-grow-width="false" fo:min-height="6.957cm" fo:min-width="22.1cm"/>
    </style:style>
    <style:style style:name="gr13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2.026cm"/>
    </style:style>
    <style:style style:name="gr14" style:family="graphic" style:parent-style-name="standard">
      <style:graphic-properties svg:stroke-width="0.05cm" draw:marker-start-width="0.38cm" draw:marker-end-width="0.38cm" draw:fill-color="#9999ff" draw:textarea-horizontal-align="justify" draw:textarea-vertical-align="middle" draw:auto-grow-height="false" fo:padding-top="0.225cm" fo:padding-bottom="0.225cm" fo:padding-left="0.225cm" fo:padding-right="0.225cm"/>
    </style:style>
    <style:style style:name="gr15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4.789cm"/>
    </style:style>
    <style:style style:name="gr16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3.472cm"/>
    </style:style>
    <style:style style:name="gr17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1.727cm"/>
    </style:style>
    <style:style style:name="gr18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2.43cm"/>
    </style:style>
    <style:style style:name="gr19" style:family="graphic" style:parent-style-name="standard">
      <style:graphic-properties svg:stroke-width="0.05cm" draw:marker-start-width="0.38cm" draw:marker-end-width="0.38cm" draw:fill="solid" draw:fill-color="#9999ff" draw:textarea-horizontal-align="justify" draw:textarea-vertical-align="middle" draw:auto-grow-height="false" fo:padding-top="0.225cm" fo:padding-bottom="0.225cm" fo:padding-left="0.225cm" fo:padding-right="0.225cm"/>
    </style:style>
    <style:style style:name="gr20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2.82cm" fo:padding-top="0.225cm" fo:padding-bottom="0.225cm" fo:padding-left="0.225cm" fo:padding-right="0.225cm"/>
    </style:style>
    <style:style style:name="gr21" style:family="graphic" style:parent-style-name="standard">
      <style:graphic-properties svg:stroke-width="0.05cm" draw:marker-start-width="0.38cm" draw:marker-end-width="0.38cm" draw:textarea-vertical-align="middle" fo:padding-top="0.225cm" fo:padding-bottom="0.225cm" fo:padding-left="0.225cm" fo:padding-right="0.225cm"/>
    </style:style>
    <style:style style:name="gr22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2.822cm"/>
    </style:style>
    <style:style style:name="gr23" style:family="graphic" style:parent-style-name="standard">
      <style:graphic-properties svg:stroke-width="0.05cm" draw:marker-start-width="0.38cm" draw:marker-end="Arrow" draw:marker-end-width="0.15cm" draw:textarea-vertical-align="middle" fo:padding-top="0.225cm" fo:padding-bottom="0.225cm" fo:padding-left="0.225cm" fo:padding-right="0.225cm"/>
    </style:style>
    <style:style style:name="gr24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10.196cm" fo:padding-top="0.225cm" fo:padding-bottom="0.225cm" fo:padding-left="0.225cm" fo:padding-right="0.225cm"/>
    </style:style>
    <style:style style:name="gr25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2.099cm"/>
    </style:style>
    <style:style style:name="gr26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2.5cm" fo:padding-top="0.225cm" fo:padding-bottom="0.225cm" fo:padding-left="0.225cm" fo:padding-right="0.225cm"/>
    </style:style>
    <style:style style:name="gr27" style:family="graphic" style:parent-style-name="standard">
      <style:graphic-properties svg:stroke-width="0.05cm" draw:marker-start-width="0.38cm" draw:marker-end-width="0.38cm" draw:fill-color="#9999ff" draw:textarea-horizontal-align="justify" draw:textarea-vertical-align="middle" draw:auto-grow-height="false" fo:padding-top="0.225cm" fo:padding-bottom="0.225cm" fo:padding-left="0.225cm" fo:padding-right="0.225cm"/>
    </style:style>
    <style:style style:name="gr28" style:family="graphic" style:parent-style-name="standard">
      <style:graphic-properties draw:stroke="none" svg:stroke-width="0.05cm" svg:stroke-color="#000000" draw:marker-start-width="0.38cm" draw:marker-end-width="0.38cm" draw:fill="none" draw:fill-color="#ffffff" fo:min-height="13.097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36pt" style:font-size-asian="36pt" style:font-size-complex="24pt"/>
    </style:style>
    <style:style style:name="P4" style:family="paragraph">
      <style:paragraph-properties fo:text-align="center"/>
      <style:text-properties fo:font-size="36pt" style:font-size-asian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6pt" style:font-size-asian="36pt"/>
    </style:style>
    <style:style style:name="P7" style:family="paragraph">
      <style:paragraph-properties fo:text-align="start"/>
      <style:text-properties fo:font-size="36pt" style:font-size-asian="36pt" style:font-size-complex="12pt"/>
    </style:style>
    <style:style style:name="P8" style:family="paragraph">
      <style:text-properties fo:font-size="36pt" style:font-size-asian="36pt"/>
    </style:style>
    <style:style style:name="P9" style:family="paragraph"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size="36pt" style:font-size-asian="36pt" style:font-size-complex="12pt"/>
    </style:style>
    <style:style style:name="P12" style:family="paragraph">
      <style:paragraph-properties fo:text-align="center"/>
      <style:text-properties fo:font-size="36pt" style:font-size-asian="36pt" style:font-size-complex="12pt"/>
    </style:style>
    <style:style style:name="P13" style:family="paragraph">
      <style:paragraph-properties fo:text-align="start"/>
      <style:text-properties fo:font-size="36pt" style:font-size-asian="36pt" style:font-size-complex="24pt"/>
    </style:style>
    <style:style style:name="P14" style:family="paragraph">
      <style:paragraph-properties fo:text-align="start"/>
      <style:text-properties fo:font-size="36pt" style:font-size-asian="36pt" style:font-size-complex="36pt"/>
    </style:style>
    <style:style style:name="P15" style:family="paragraph">
      <style:paragraph-properties fo:text-align="center"/>
      <style:text-properties fo:font-size="42pt" style:font-size-asian="42pt" style:font-size-complex="42pt"/>
    </style:style>
    <style:style style:name="P16" style:family="paragraph">
      <style:paragraph-properties fo:text-align="justify"/>
      <style:text-properties fo:font-size="36pt" style:font-size-asian="36pt"/>
    </style:style>
    <style:style style:name="P17" style:family="paragraph">
      <style:paragraph-properties fo:text-align="center"/>
      <style:text-properties fo:font-size="36pt" style:font-size-asian="36pt" style:font-size-complex="36pt"/>
    </style:style>
    <style:style style:name="P18" style:family="paragraph">
      <style:text-properties fo:font-size="42pt" style:font-size-asian="42pt" style:font-size-complex="4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24pt"/>
    </style:style>
    <style:style style:name="T4" style:family="text">
      <style:text-properties fo:font-size="36pt" style:font-size-asian="36pt" style:font-size-complex="12pt"/>
    </style:style>
    <style:style style:name="T5" style:family="text">
      <style:text-properties fo:font-size="36pt" style:font-size-asian="36pt"/>
    </style:style>
    <style:style style:name="T6" style:family="text">
      <style:text-properties fo:font-size="36pt" style:font-size-asian="3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8.5cm" svg:height="1.879cm" svg:x="8cm" svg:y="6.5cm">
          <draw:text-box>
            <text:p><text:span text:style-name="T1">bkc architecture diagrams</text:span></text:p>
          </draw:text-box>
        </draw:frame>
        <draw:frame draw:style-name="gr2" draw:text-style-name="P2" draw:layer="layout" svg:width="14cm" svg:height="2.15cm" svg:x="-158cm" svg:y="447.849cm">
          <draw:text-box>
            <text:p><text:span text:style-name="T2">Bkc next architecture</text:span></text:p>
          </draw:text-box>
        </draw:frame>
        <draw:frame draw:style-name="gr3" draw:text-style-name="P3" draw:layer="layout" svg:width="37.5cm" svg:height="3.357cm" svg:x="7.856cm" svg:y="32.6cm">
          <draw:text-box>
            <text:p><text:span text:style-name="T3">bkc current <text:s/>architecture diagram</text:span></text:p>
            <text:p><text:span text:style-name="T3">====================</text:span></text:p>
          </draw:text-box>
        </draw:frame>
        <draw:custom-shape draw:style-name="gr4" draw:text-style-name="P4" draw:layer="layout" svg:width="156.5cm" svg:height="195.999cm" svg:x="8.5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" draw:text-style-name="P4" draw:layer="layout" svg:width="65.894cm" svg:height="33.573cm" svg:x="51.847cm" svg:y="86.9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6" draw:layer="layout" svg:width="40.11cm" svg:height="8.113cm" svg:x="55.665cm" svg:y="109.818cm">
              <text:p text:style-name="P5"><text:span text:style-name="T4">bkc_pthread:</text:span></text:p>
              <text:p text:style-name="P5"><text:span text:style-name="T4">pthread <text:s/>suppor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7" draw:layer="layout" svg:width="41.065cm" svg:height="8.394cm" svg:x="69.993cm" svg:y="98.128cm">
              <text:p text:style-name="P5"><text:span text:style-name="T4">bkc_pasync:</text:span></text:p>
              <text:p text:style-name="P5"><text:span text:style-name="T4">pthread asynchronous suppor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8" draw:layer="layout" svg:width="28.077cm" svg:height="4.533cm" svg:x="55.665cm" svg:y="89.96cm">
              <draw:text-box>
                <text:p><text:span text:style-name="T5">bkc_pthread_group</text:span></text:p>
              </draw:text-box>
            </draw:frame>
            <draw:line draw:style-name="gr7" draw:text-style-name="P8" draw:layer="layout" svg:x1="84.316cm" svg:y1="110.252cm" svg:x2="84.316cm" svg:y2="106.522cm">
              <text:p/>
            </draw:line>
            <draw:line draw:style-name="gr8" draw:text-style-name="P8" draw:layer="layout" svg:x1="55.666cm" svg:y1="94.399cm" svg:x2="113.922cm" svg:y2="94.399cm">
              <text:p/>
            </draw:line>
            <draw:line draw:style-name="gr7" draw:text-style-name="P8" draw:layer="layout" svg:x1="98.974cm" svg:y1="98.018cm" svg:x2="98.974cm" svg:y2="94.288cm">
              <text:p/>
            </draw:line>
            <draw:line draw:style-name="gr7" draw:text-style-name="P8" draw:layer="layout" svg:x1="66.171cm" svg:y1="109.32cm" svg:x2="66.171cm" svg:y2="94.399cm">
              <text:p/>
            </draw:line>
          </draw:g>
          <draw:line draw:style-name="gr7" draw:text-style-name="P8" draw:layer="layout" svg:x1="100.845cm" svg:y1="171.802cm" svg:x2="100.845cm" svg:y2="168.072cm">
            <text:p/>
          </draw:line>
          <draw:custom-shape draw:style-name="gr5" draw:text-style-name="P7" draw:layer="layout" svg:width="74.345cm" svg:height="12.125cm" svg:x="23.967cm" svg:y="205.375cm">
            <text:p text:style-name="P5"><text:span text:style-name="T4">bkc_libc:</text:span></text:p>
            <text:p text:style-name="P5"><text:span text:style-name="T4">basic libc supports</text:span></text:p>
            <text:p text:style-name="P9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8" draw:layer="layout" svg:x1="12.985cm" svg:y1="200.713cm" svg:x2="148.156cm" svg:y2="200.711cm">
            <text:p/>
          </draw:line>
          <draw:line draw:style-name="gr7" draw:text-style-name="P8" draw:layer="layout" svg:x1="67.898cm" svg:y1="200.712cm" svg:x2="67.898cm" svg:y2="185.791cm">
            <text:p/>
          </draw:line>
          <draw:line draw:style-name="gr7" draw:text-style-name="P8" draw:layer="layout" svg:x1="121.121cm" svg:y1="200.713cm" svg:x2="121.121cm" svg:y2="186.724cm">
            <text:p/>
          </draw:line>
          <draw:line draw:style-name="gr7" draw:text-style-name="P8" draw:layer="layout" svg:x1="60.375cm" svg:y1="205.374cm" svg:x2="60.375cm" svg:y2="200.711cm">
            <text:p/>
          </draw:line>
          <draw:line draw:style-name="gr8" draw:text-style-name="P8" draw:layer="layout" svg:x1="15.519cm" svg:y1="78.543cm" svg:x2="145.621cm" svg:y2="78.545cm">
            <text:p/>
          </draw:line>
          <draw:line draw:style-name="gr8" draw:text-style-name="P8" draw:layer="layout" svg:x1="15.519cm" svg:y1="45.903cm" svg:x2="144.776cm" svg:y2="45.905cm">
            <text:p/>
          </draw:line>
          <draw:custom-shape draw:style-name="gr5" draw:text-style-name="P11" draw:layer="layout" svg:width="21.964cm" svg:height="15.852cm" svg:x="69.587cm" svg:y="57.096cm">
            <text:p text:style-name="P10"><text:span text:style-name="T4">bkc_socket:</text:span></text:p>
            <text:p text:style-name="P10"><text:span text:style-name="T4">socket suppor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22.81cm" svg:height="15.852cm" svg:x="41.708cm" svg:y="57.096cm">
            <text:p text:style-name="P5"><text:span text:style-name="T4">bkc_store:</text:span></text:p>
            <text:p text:style-name="P9"><text:span text:style-name="T4">basic store suppor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8" draw:layer="layout" svg:x1="52.691cm" svg:y1="78.544cm" svg:x2="52.691cm" svg:y2="72.949cm">
            <text:p/>
          </draw:line>
          <draw:custom-shape draw:style-name="gr5" draw:text-style-name="P11" draw:layer="layout" svg:width="18.329cm" svg:height="5.594cm" svg:x="109.551cm" svg:y="56.164cm">
            <text:p text:style-name="P10"><text:span text:style-name="T4"/></text:p>
            <text:p text:style-name="P10"><text:span text:style-name="T4">bkc_timer:</text:span></text:p>
            <text:p text:style-name="P10"><text:span text:style-name="T4">timer supports</text:span></text:p>
            <text:p text:style-name="P10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31.26cm" svg:height="7.459cm" svg:x="97.464cm" svg:y="65.489cm">
            <text:p text:style-name="P10"><text:span text:style-name="T4">bkc_time:</text:span></text:p>
            <text:p text:style-name="P10"><text:span text:style-name="T4">time suppor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8" draw:layer="layout" svg:x1="116.897cm" svg:y1="65.488cm" svg:x2="116.897cm" svg:y2="61.758cm">
            <text:p/>
          </draw:line>
          <draw:line draw:style-name="gr7" draw:text-style-name="P8" draw:layer="layout" svg:x1="52.691cm" svg:y1="57.096cm" svg:x2="52.691cm" svg:y2="45.903cm">
            <text:p/>
          </draw:line>
          <draw:line draw:style-name="gr7" draw:text-style-name="P8" draw:layer="layout" svg:x1="80.57cm" svg:y1="57.095cm" svg:x2="80.57cm" svg:y2="45.904cm">
            <text:p/>
          </draw:line>
          <draw:line draw:style-name="gr7" draw:text-style-name="P8" draw:layer="layout" svg:x1="116.897cm" svg:y1="56.162cm" svg:x2="116.897cm" svg:y2="45.904cm">
            <text:p/>
          </draw:line>
          <draw:line draw:style-name="gr7" draw:text-style-name="P8" draw:layer="layout" svg:x1="103.38cm" svg:y1="65.488cm" svg:x2="103.38cm" svg:y2="45.904cm">
            <text:p/>
          </draw:line>
          <draw:line draw:style-name="gr7" draw:text-style-name="P8" draw:layer="layout" svg:x1="80.57cm" svg:y1="78.544cm" svg:x2="80.57cm" svg:y2="73.167cm">
            <text:p/>
          </draw:line>
          <draw:line draw:style-name="gr7" draw:text-style-name="P8" draw:layer="layout" svg:x1="114.362cm" svg:y1="78.546cm" svg:x2="114.362cm" svg:y2="73.169cm">
            <text:p/>
          </draw:line>
          <draw:custom-shape draw:style-name="gr5" draw:text-style-name="P7" draw:layer="layout" svg:width="42.242cm" svg:height="32.64cm" svg:x="100.845cm" svg:y="154.084cm">
            <text:p text:style-name="P5"><text:span text:style-name="T4">bkc_crc:</text:span></text:p>
            <text:p text:style-name="P5"><text:span text:style-name="T4">crc suppor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35.482cm" svg:height="10.259cm" svg:x="60.295cm" svg:y="136.365cm">
            <text:p text:style-name="P5"><text:span text:style-name="T4">bkc_regex:</text:span></text:p>
            <text:p text:style-name="P5"><text:span text:style-name="T4">Regular expression suppor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8" draw:layer="layout" svg:x1="13.829cm" svg:y1="131.7cm" svg:x2="149cm" svg:y2="131.702cm">
            <text:p/>
          </draw:line>
          <draw:line draw:style-name="gr7" draw:text-style-name="P8" draw:layer="layout" svg:x1="77.191cm" svg:y1="154.084cm" svg:x2="77.191cm" svg:y2="146.623cm">
            <text:p/>
          </draw:line>
          <draw:g>
            <draw:custom-shape draw:style-name="gr5" draw:text-style-name="P7" draw:layer="layout" svg:width="55.758cm" svg:height="32.64cm" svg:x="37.483cm" svg:y="154.084cm"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2" draw:layer="layout" svg:width="20.276cm" svg:height="7.459cm" svg:x="45.087cm" svg:y="176.466cm">
              <text:p text:style-name="P9"><text:span text:style-name="T4">bkc_dli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2" draw:layer="layout" svg:width="20.277cm" svg:height="7.459cm" svg:x="68.742cm" svg:y="176.466cm">
              <text:p text:style-name="P9"><text:span text:style-name="T4">bkc_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7" draw:layer="layout" svg:width="13.134cm" svg:height="6.528cm" svg:x="45.087cm" svg:y="163.409cm">
              <text:p text:style-name="P5"><text:span text:style-name="T4">bkc_st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7" draw:layer="layout" svg:width="13.515cm" svg:height="6.528cm" svg:x="62.83cm" svg:y="163.409cm">
              <text:p text:style-name="P5"><text:span text:style-name="T4">bkc_queu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8" draw:layer="layout" svg:x1="40.863cm" svg:y1="172.735cm" svg:x2="72.966cm" svg:y2="172.735cm">
              <text:p/>
            </draw:line>
            <draw:line draw:style-name="gr7" draw:text-style-name="P8" draw:layer="layout" svg:x1="56.915cm" svg:y1="176.465cm" svg:x2="56.915cm" svg:y2="172.735cm">
              <text:p/>
            </draw:line>
            <draw:line draw:style-name="gr8" draw:text-style-name="P8" draw:layer="layout" svg:x1="40.863cm" svg:y1="160.612cm" svg:x2="88.173cm" svg:y2="160.612cm">
              <text:p/>
            </draw:line>
            <draw:line draw:style-name="gr9" draw:layer="layout" svg:x1="52.691cm" svg:y1="172.735cm" svg:x2="52.691cm" svg:y2="169.937cm">
              <text:p/>
            </draw:line>
            <draw:line draw:style-name="gr9" draw:layer="layout" svg:x1="68.742cm" svg:y1="172.735cm" svg:x2="68.742cm" svg:y2="169.937cm">
              <text:p/>
            </draw:line>
            <draw:line draw:style-name="gr9" draw:layer="layout" svg:x1="52.691cm" svg:y1="163.41cm" svg:x2="52.691cm" svg:y2="160.612cm">
              <text:p/>
            </draw:line>
            <draw:line draw:style-name="gr9" draw:layer="layout" svg:x1="68.742cm" svg:y1="163.41cm" svg:x2="68.742cm" svg:y2="160.612cm">
              <text:p/>
            </draw:line>
            <draw:line draw:style-name="gr9" draw:layer="layout" svg:x1="81.415cm" svg:y1="176.466cm" svg:x2="81.415cm" svg:y2="160.612cm">
              <text:p/>
            </draw:line>
            <draw:line draw:style-name="gr9" draw:layer="layout" svg:x1="43.398cm" svg:y1="172.736cm" svg:x2="43.398cm" svg:y2="160.612cm">
              <text:p/>
            </draw:line>
            <draw:frame draw:style-name="gr10" draw:text-style-name="P7" draw:layer="layout" svg:width="19.429cm" svg:height="5.785cm" svg:x="38.331cm" svg:y="155.203cm">
              <draw:text-box>
                <text:p text:style-name="P5"><text:span text:style-name="T4">bkc_dsa_group:</text:span></text:p>
                <text:p text:style-name="P5"><text:span text:style-name="T4">basic data structures and algorithms</text:span></text:p>
              </draw:text-box>
            </draw:frame>
          </draw:g>
          <draw:line draw:style-name="gr9" draw:layer="layout" svg:x1="77.191cm" svg:y1="136.365cm" svg:x2="77.191cm" svg:y2="131.702cm">
            <text:p/>
          </draw:line>
          <draw:line draw:style-name="gr9" draw:layer="layout" svg:x1="45.088cm" svg:y1="154.084cm" svg:x2="45.088cm" svg:y2="131.702cm">
            <text:p/>
          </draw:line>
          <draw:line draw:style-name="gr9" draw:layer="layout" svg:x1="121.121cm" svg:y1="154.084cm" svg:x2="121.121cm" svg:y2="131.702cm">
            <text:p/>
          </draw:line>
          <draw:line draw:style-name="gr9" draw:layer="layout" svg:x1="23.967cm" svg:y1="200.713cm" svg:x2="23.967cm" svg:y2="131.7cm">
            <text:p/>
          </draw:line>
          <draw:line draw:style-name="gr9" draw:layer="layout" svg:x1="28.293cm" svg:y1="131.702cm" svg:x2="28.293cm" svg:y2="78.543cm">
            <text:p/>
          </draw:line>
          <draw:line draw:style-name="gr9" draw:layer="layout" svg:x1="85.625cm" svg:y1="86.542cm" svg:x2="85.625cm" svg:y2="78.149cm">
            <text:p/>
          </draw:line>
          <draw:line draw:style-name="gr9" draw:layer="layout" svg:x1="35.795cm" svg:y1="78.543cm" svg:x2="35.795cm" svg:y2="45.903cm">
            <text:p/>
          </draw:line>
          <draw:line draw:style-name="gr9" draw:layer="layout" svg:x1="83.949cm" svg:y1="131.702cm" svg:x2="83.949cm" svg:y2="120.511cm">
            <text:p/>
          </draw:line>
        </draw:g>
        <draw:frame draw:style-name="gr11" draw:text-style-name="P1" draw:layer="layout" svg:width="12.461cm" svg:height="3.712cm" svg:x="12.983cm" svg:y="42cm">
          <draw:text-box>
            <text:p><text:span text:style-name="T1">bkc</text:span></text:p>
          </draw:text-box>
        </draw:frame>
        <draw:frame draw:style-name="gr3" draw:text-style-name="P13" draw:layer="layout" svg:width="37.5cm" svg:height="3.357cm" svg:x="8cm" svg:y="12.644cm">
          <draw:text-box>
            <text:p text:style-name="P5"><text:span text:style-name="T3">contents</text:span></text:p>
            <text:p text:style-name="P5"><text:span text:style-name="T3">====================</text:span></text:p>
          </draw:text-box>
        </draw:frame>
        <draw:frame draw:style-name="gr12" draw:text-style-name="P14" draw:layer="layout" svg:width="37cm" svg:height="7.791cm" svg:x="8cm" svg:y="18.343cm">
          <draw:text-box>
            <text:p text:style-name="P5"><text:span text:style-name="T1">x0. bkc current <text:s/>architecture diagram</text:span></text:p>
            <text:p text:style-name="P5"><text:span text:style-name="T1">x1. bkc next architecture and application background</text:span></text:p>
            <text:p text:style-name="P5"><text:span text:style-name="T1">x2. basic design rules</text:span></text:p>
            <text:p text:style-name="P5"><text:span text:style-name="T1">x3. tips</text:span></text:p>
            <text:p text:style-name="P5"><text:span text:style-name="T1">x4. logs </text:span></text:p>
          </draw:text-box>
        </draw:frame>
      </draw:page>
      <draw:page draw:name="page2" draw:style-name="dp1" draw:master-page-name="默认">
        <draw:frame draw:style-name="gr3" draw:text-style-name="P3" draw:layer="layout" svg:width="37.5cm" svg:height="3.357cm" svg:x="8cm" svg:y="15.5cm">
          <draw:text-box>
            <text:p><text:span text:style-name="T3">bkc next architecture and application background</text:span></text:p>
            <text:p><text:span text:style-name="T3">============================== </text:span></text:p>
          </draw:text-box>
        </draw:frame>
        <draw:custom-shape draw:style-name="gr5" draw:text-style-name="P4" draw:layer="layout" svg:width="49.5cm" svg:height="10.5cm" svg:x="76.5cm" svg:y="207cm">
          <text:p text:style-name="P9"><text:span text:style-name="T5">Specific platform upper lib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4cm" svg:height="134.499cm" svg:x="9.5cm" svg:y="63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4" draw:layer="layout" svg:width="54cm" svg:height="18cm" svg:x="44cm" svg:y="105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2.868cm" svg:height="4.35cm" svg:x="47.131cm" svg:y="117.268cm">
            <text:p text:style-name="P5"><text:span text:style-name="T4">bkc_pthread:</text:span></text:p>
            <text:p text:style-name="P5"><text:span text:style-name="T4">pthread <text:s/>suppor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33.651cm" svg:height="4.5cm" svg:x="58.871cm" svg:y="111.001cm">
            <text:p text:style-name="P5"><text:span text:style-name="T4">bkc_pasync:</text:span></text:p>
            <text:p text:style-name="P5"><text:span text:style-name="T4">pthread asynchronous suppor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8" draw:layer="layout" svg:width="23.007cm" svg:height="2.426cm" svg:x="47.131cm" svg:y="106.622cm">
            <draw:text-box>
              <text:p><text:span text:style-name="T5">bkc_pthread_group</text:span></text:p>
            </draw:text-box>
          </draw:frame>
          <draw:line draw:style-name="gr7" draw:text-style-name="P8" draw:layer="layout" svg:x1="70.609cm" svg:y1="117.501cm" svg:x2="70.609cm" svg:y2="115.501cm">
            <text:p/>
          </draw:line>
          <draw:line draw:style-name="gr8" draw:text-style-name="P8" draw:layer="layout" svg:x1="47.13cm" svg:y1="109.001cm" svg:x2="94.869cm" svg:y2="109.001cm">
            <text:p/>
          </draw:line>
          <draw:line draw:style-name="gr7" draw:text-style-name="P8" draw:layer="layout" svg:x1="82.62cm" svg:y1="110.942cm" svg:x2="82.62cm" svg:y2="108.942cm">
            <text:p/>
          </draw:line>
          <draw:line draw:style-name="gr7" draw:text-style-name="P8" draw:layer="layout" svg:x1="55.739cm" svg:y1="117.001cm" svg:x2="55.739cm" svg:y2="109.001cm">
            <text:p/>
          </draw:line>
        </draw:g>
        <draw:line draw:style-name="gr7" draw:text-style-name="P8" draw:layer="layout" svg:x1="85cm" svg:y1="166cm" svg:x2="85cm" svg:y2="153.5cm">
          <text:p/>
        </draw:line>
        <draw:custom-shape draw:style-name="gr5" draw:text-style-name="P7" draw:layer="layout" svg:width="15cm" svg:height="15cm" svg:x="22.5cm" svg:y="170cm">
          <text:p text:style-name="P5"><text:span text:style-name="T4">bkc_libc:</text:span></text:p>
          <text:p text:style-name="P5"><text:span text:style-name="T4">basic libc supports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15.5cm" svg:y1="166.001cm" svg:x2="130cm" svg:y2="166cm">
          <text:p/>
        </draw:line>
        <draw:line draw:style-name="gr7" draw:text-style-name="P8" draw:layer="layout" svg:x1="50.5cm" svg:y1="166.001cm" svg:x2="50.5cm" svg:y2="161.5cm">
          <text:p/>
        </draw:line>
        <draw:line draw:style-name="gr7" draw:text-style-name="P8" draw:layer="layout" svg:x1="30.5cm" svg:y1="170.5cm" svg:x2="30.5cm" svg:y2="166cm">
          <text:p/>
        </draw:line>
        <draw:custom-shape draw:style-name="gr14" draw:text-style-name="P11" draw:layer="layout" svg:width="19.5cm" svg:height="15cm" svg:x="45cm" svg:y="169.971cm">
          <text:p text:style-name="P10"><text:span text:style-name="T4">bkc_basync:</text:span></text:p>
          <text:p text:style-name="P10"><text:span text:style-name="T4">Basic async facility supports,</text:span></text:p>
          <text:p text:style-name="P10"><text:span text:style-name="T4">e.g. atom instr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54.5cm" svg:y1="169.5cm" svg:x2="54.5cm" svg:y2="166cm">
          <text:p/>
        </draw:line>
        <draw:line draw:style-name="gr7" draw:text-style-name="P8" draw:layer="layout" svg:x1="89.5cm" svg:y1="175cm" svg:x2="89.5cm" svg:y2="172cm">
          <text:p/>
        </draw:line>
        <draw:line draw:style-name="gr8" draw:text-style-name="P8" draw:layer="layout" svg:x1="20.5cm" svg:y1="100.5cm" svg:x2="129cm" svg:y2="100.5cm">
          <text:p/>
        </draw:line>
        <draw:line draw:style-name="gr8" draw:text-style-name="P8" draw:layer="layout" svg:x1="26cm" svg:y1="69cm" svg:x2="130cm" svg:y2="69cm">
          <text:p/>
        </draw:line>
        <draw:custom-shape draw:style-name="gr5" draw:text-style-name="P11" draw:layer="layout" svg:width="13cm" svg:height="8.5cm" svg:x="56cm" svg:y="89.001cm">
          <text:p text:style-name="P10"><text:span text:style-name="T4">bkc_socket:</text:span></text:p>
          <text:p text:style-name="P10"><text:span text:style-name="T4">socket sup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3.5cm" svg:height="8.5cm" svg:x="39.5cm" svg:y="89.001cm">
          <text:p text:style-name="P5"><text:span text:style-name="T4">bkc_store:</text:span></text:p>
          <text:p text:style-name="P9"><text:span text:style-name="T4">basic store sup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46cm" svg:y1="100.501cm" svg:x2="46cm" svg:y2="97.501cm">
          <text:p/>
        </draw:line>
        <draw:custom-shape draw:style-name="gr5" draw:text-style-name="P11" draw:layer="layout" svg:width="10.848cm" svg:height="3cm" svg:x="79.652cm" svg:y="88.501cm">
          <text:p text:style-name="P10"><text:span text:style-name="T4"/></text:p>
          <text:p text:style-name="P10"><text:span text:style-name="T4">bkc_timer:</text:span></text:p>
          <text:p text:style-name="P10"><text:span text:style-name="T4">timer supports</text:span></text:p>
          <text:p text:style-name="P10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18.5cm" svg:height="4cm" svg:x="72.5cm" svg:y="93.501cm">
          <text:p text:style-name="P10"><text:span text:style-name="T4">bkc_time:</text:span></text:p>
          <text:p text:style-name="P10"><text:span text:style-name="T4">time sup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84cm" svg:y1="93.501cm" svg:x2="84cm" svg:y2="91.501cm">
          <text:p/>
        </draw:line>
        <draw:line draw:style-name="gr7" draw:text-style-name="P8" draw:layer="layout" svg:x1="46cm" svg:y1="89.001cm" svg:x2="46cm" svg:y2="82.5cm">
          <text:p/>
        </draw:line>
        <draw:line draw:style-name="gr7" draw:text-style-name="P8" draw:layer="layout" svg:x1="62.5cm" svg:y1="89.001cm" svg:x2="62.5cm" svg:y2="82.5cm">
          <text:p/>
        </draw:line>
        <draw:line draw:style-name="gr7" draw:text-style-name="P8" draw:layer="layout" svg:x1="84cm" svg:y1="88.501cm" svg:x2="84cm" svg:y2="82.5cm">
          <text:p/>
        </draw:line>
        <draw:line draw:style-name="gr7" draw:text-style-name="P8" draw:layer="layout" svg:x1="76cm" svg:y1="93.501cm" svg:x2="76cm" svg:y2="82.5cm">
          <text:p/>
        </draw:line>
        <draw:line draw:style-name="gr7" draw:text-style-name="P8" draw:layer="layout" svg:x1="62.5cm" svg:y1="100.501cm" svg:x2="62.5cm" svg:y2="97.618cm">
          <text:p/>
        </draw:line>
        <draw:line draw:style-name="gr7" draw:text-style-name="P8" draw:layer="layout" svg:x1="82.5cm" svg:y1="100.502cm" svg:x2="82.5cm" svg:y2="97.619cm">
          <text:p/>
        </draw:line>
        <draw:custom-shape draw:style-name="gr5" draw:text-style-name="P7" draw:layer="layout" svg:width="25cm" svg:height="8cm" svg:x="72.5cm" svg:y="145.5cm">
          <text:p text:style-name="P5"><text:span text:style-name="T4">bkc_crc:</text:span></text:p>
          <text:p text:style-name="P5"><text:span text:style-name="T4">crc sup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1cm" svg:height="5.5cm" svg:x="45.5cm" svg:y="131cm">
          <text:p text:style-name="P5"><text:span text:style-name="T4">bkc_regex:</text:span></text:p>
          <text:p text:style-name="P5"><text:span text:style-name="T4">Regular expression sup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8" draw:layer="layout" svg:x1="20cm" svg:y1="129cm" svg:x2="127.5cm" svg:y2="129cm">
          <text:p/>
        </draw:line>
        <draw:line draw:style-name="gr7" draw:text-style-name="P8" draw:layer="layout" svg:x1="55.5cm" svg:y1="138.5cm" svg:x2="55.5cm" svg:y2="136.5cm">
          <text:p/>
        </draw:line>
        <draw:g>
          <draw:custom-shape draw:style-name="gr5" draw:text-style-name="P7" draw:layer="layout" svg:width="33cm" svg:height="24.5cm" svg:x="34cm" svg:y="138.5cm"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12cm" svg:height="5.028cm" svg:x="38.5cm" svg:y="156.086cm">
            <text:p text:style-name="P9"><text:span text:style-name="T4">bkc_dli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12cm" svg:height="5.028cm" svg:x="52.5cm" svg:y="156.086cm">
            <text:p text:style-name="P9"><text:span text:style-name="T4">bkc_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7.773cm" svg:height="4.4cm" svg:x="38.5cm" svg:y="147.287cm">
            <text:p text:style-name="P5"><text:span text:style-name="T4">bkc_st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8cm" svg:height="4.4cm" svg:x="49cm" svg:y="147.287cm">
            <text:p text:style-name="P5"><text:span text:style-name="T4">bkc_que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8" draw:layer="layout" svg:x1="36cm" svg:y1="153.572cm" svg:x2="55cm" svg:y2="153.572cm">
            <text:p/>
          </draw:line>
          <draw:line draw:style-name="gr7" draw:text-style-name="P8" draw:layer="layout" svg:x1="45.5cm" svg:y1="156.086cm" svg:x2="45.5cm" svg:y2="153.572cm">
            <text:p/>
          </draw:line>
          <draw:line draw:style-name="gr8" draw:text-style-name="P8" draw:layer="layout" svg:x1="36cm" svg:y1="145.401cm" svg:x2="64cm" svg:y2="145.401cm">
            <text:p/>
          </draw:line>
          <draw:line draw:style-name="gr9" draw:layer="layout" svg:x1="43cm" svg:y1="153.572cm" svg:x2="43cm" svg:y2="151.686cm">
            <text:p/>
          </draw:line>
          <draw:line draw:style-name="gr9" draw:layer="layout" svg:x1="52.5cm" svg:y1="153.572cm" svg:x2="52.5cm" svg:y2="151.686cm">
            <text:p/>
          </draw:line>
          <draw:line draw:style-name="gr9" draw:layer="layout" svg:x1="43cm" svg:y1="147.287cm" svg:x2="43cm" svg:y2="145.401cm">
            <text:p/>
          </draw:line>
          <draw:line draw:style-name="gr9" draw:layer="layout" svg:x1="52.5cm" svg:y1="147.287cm" svg:x2="52.5cm" svg:y2="145.401cm">
            <text:p/>
          </draw:line>
          <draw:line draw:style-name="gr9" draw:layer="layout" svg:x1="60cm" svg:y1="156.086cm" svg:x2="60cm" svg:y2="145.401cm">
            <text:p/>
          </draw:line>
          <draw:line draw:style-name="gr9" draw:layer="layout" svg:x1="37.5cm" svg:y1="153.572cm" svg:x2="37.5cm" svg:y2="145.401cm">
            <text:p/>
          </draw:line>
          <draw:frame draw:style-name="gr15" draw:text-style-name="P7" draw:layer="layout" svg:width="31.5cm" svg:height="5.189cm" svg:x="34.5cm" svg:y="140.5cm">
            <draw:text-box>
              <text:p text:style-name="P5"><text:span text:style-name="T4">bkc_dsa_group:</text:span></text:p>
              <text:p text:style-name="P5"><text:span text:style-name="T4">basic data structures and algorithms </text:span></text:p>
              <text:p text:style-name="P5"><text:span text:style-name="T4">based on them</text:span></text:p>
            </draw:text-box>
          </draw:frame>
        </draw:g>
        <draw:line draw:style-name="gr9" draw:layer="layout" svg:x1="55.5cm" svg:y1="131cm" svg:x2="55.5cm" svg:y2="129.001cm">
          <text:p/>
        </draw:line>
        <draw:line draw:style-name="gr9" draw:layer="layout" svg:x1="36.5cm" svg:y1="138.5cm" svg:x2="36.5cm" svg:y2="129.001cm">
          <text:p/>
        </draw:line>
        <draw:line draw:style-name="gr9" draw:layer="layout" svg:x1="85cm" svg:y1="145.5cm" svg:x2="85cm" svg:y2="129cm">
          <text:p/>
        </draw:line>
        <draw:line draw:style-name="gr9" draw:layer="layout" svg:x1="71.492cm" svg:y1="104.789cm" svg:x2="71.492cm" svg:y2="100.289cm">
          <text:p/>
        </draw:line>
        <draw:line draw:style-name="gr9" draw:layer="layout" svg:x1="33.5cm" svg:y1="100.5cm" svg:x2="33.5cm" svg:y2="82.999cm">
          <text:p/>
        </draw:line>
        <draw:line draw:style-name="gr9" draw:layer="layout" svg:x1="70.5cm" svg:y1="129.001cm" svg:x2="70.5cm" svg:y2="123.001cm">
          <text:p/>
        </draw:line>
        <draw:frame draw:style-name="gr16" draw:text-style-name="P1" draw:layer="layout" svg:width="10cm" svg:height="3.872cm" svg:x="15.5cm" svg:y="64cm">
          <draw:text-box>
            <text:p><text:span text:style-name="T1">bkc</text:span></text:p>
          </draw:text-box>
        </draw:frame>
        <draw:g>
          <draw:custom-shape draw:style-name="gr4" draw:text-style-name="P15" draw:layer="layout" svg:width="174cm" svg:height="28cm" svg:x="8.5cm" svg:y="22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" draw:text-style-name="P4" draw:layer="layout" svg:width="13.465cm" svg:height="2.296cm" svg:x="79.206cm" svg:y="240.724cm">
            <text:p/>
          </draw:rect>
          <draw:custom-shape draw:style-name="gr4" draw:text-style-name="P4" draw:layer="layout" svg:width="74.861cm" svg:height="10.315cm" svg:x="53.86cm" svg:y="239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8" draw:layer="layout" svg:width="30.098cm" svg:height="2.127cm" svg:x="74.453cm" svg:y="239.575cm">
            <draw:text-box>
              <text:p><text:span text:style-name="T5">operating system interface</text:span></text:p>
            </draw:text-box>
          </draw:frame>
          <draw:custom-shape draw:style-name="gr14" draw:text-style-name="P4" draw:layer="layout" svg:width="26.931cm" svg:height="4.944cm" svg:x="93.462cm" svg:y="243.316cm">
            <text:p><text:span text:style-name="T5">Specific device driv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6" draw:layer="layout" svg:width="32.372cm" svg:height="3.333cm" svg:x="62.628cm" svg:y="232.668cm">
            <text:p text:style-name="P10"><text:span text:style-name="T6">c99 || c8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8" draw:layer="layout" svg:x1="17.442cm" svg:y1="230.001cm" svg:x2="171.209cm" svg:y2="230.001cm">
            <text:p/>
          </draw:line>
          <draw:line draw:style-name="gr7" draw:text-style-name="P8" draw:layer="layout" svg:x1="109.837cm" svg:y1="238.668cm" svg:x2="109.837cm" svg:y2="229.501cm">
            <text:p/>
          </draw:line>
          <draw:frame draw:style-name="gr18" draw:text-style-name="P8" draw:layer="layout" svg:width="35.744cm" svg:height="2.83cm" svg:x="18.791cm" svg:y="226.501cm">
            <draw:text-box>
              <text:p><text:span text:style-name="T5">Platform supports</text:span></text:p>
            </draw:text-box>
          </draw:frame>
          <draw:line draw:style-name="gr9" draw:layer="layout" svg:x1="77.465cm" svg:y1="239.001cm" svg:x2="77.465cm" svg:y2="236.001cm">
            <text:p/>
          </draw:line>
          <draw:line draw:style-name="gr9" draw:layer="layout" svg:x1="77.5cm" svg:y1="232.5cm" svg:x2="77.465cm" svg:y2="230.001cm">
            <text:p/>
          </draw:line>
        </draw:g>
        <draw:line draw:style-name="gr9" draw:layer="layout" svg:x1="101.5cm" svg:y1="224.5cm" svg:x2="101.5cm" svg:y2="217.5cm">
          <text:p/>
        </draw:line>
        <draw:custom-shape draw:style-name="gr5" draw:text-style-name="P17" draw:layer="layout" svg:width="176cm" svg:height="12.5cm" svg:x="8.5cm" svg:y="29cm">
          <text:p text:style-name="P9"><text:span text:style-name="T1">Specific applications: e.g. browser, game, editor, filebrowser, settop box players, etc</text:span></text:p>
          <draw:enhanced-geometry svg:viewBox="0 0 21600 21600" draw:type="rectangle" draw:enhanced-path="M 0 0 L 21600 0 21600 21600 0 21600 0 0 Z N"/>
        </draw:custom-shape>
        <draw:line draw:style-name="gr9" draw:layer="layout" svg:x1="42.5cm" svg:y1="63cm" svg:x2="42.5cm" svg:y2="41.5cm">
          <text:p/>
        </draw:line>
        <draw:line draw:style-name="gr9" draw:layer="layout" svg:x1="100.996cm" svg:y1="63cm" svg:x2="101cm" svg:y2="57cm">
          <text:p/>
        </draw:line>
        <draw:custom-shape draw:style-name="gr5" draw:text-style-name="P17" draw:layer="layout" svg:width="34cm" svg:height="56.5cm" svg:x="148.647cm" svg:y="96.5cm">
          <text:p text:style-name="P9"><text:span text:style-name="T1">Specific Third-party 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layer="layout" svg:x1="166.5cm" svg:y1="153.5cm" svg:x2="166.5cm" svg:y2="224.5cm">
          <text:p/>
        </draw:line>
        <draw:line draw:style-name="gr9" draw:layer="layout" svg:x1="165.5cm" svg:y1="96cm" svg:x2="165.5cm" svg:y2="42cm">
          <text:p/>
        </draw:line>
        <draw:custom-shape draw:style-name="gr5" draw:text-style-name="P9" draw:layer="layout" svg:width="71cm" svg:height="10.029cm" svg:x="65.5cm" svg:y="46.971cm">
          <text:p text:style-name="P9"><text:span text:style-name="T1">Specific Third-party libs based on bkc</text:span></text:p>
          <draw:enhanced-geometry svg:viewBox="0 0 21600 21600" draw:type="rectangle" draw:enhanced-path="M 0 0 L 21600 0 21600 21600 0 21600 0 0 Z N"/>
        </draw:custom-shape>
        <draw:line draw:style-name="gr9" draw:layer="layout" svg:x1="101cm" svg:y1="47cm" svg:x2="101cm" svg:y2="41.5cm">
          <text:p/>
        </draw:line>
        <draw:custom-shape draw:style-name="gr14" draw:text-style-name="P7" draw:layer="layout" svg:width="58.5cm" svg:height="15cm" svg:x="67.5cm" svg:y="170cm">
          <text:p text:style-name="P5"><text:span text:style-name="T4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3.806cm" svg:height="5.943cm" svg:x="91.666cm" svg:y="176.814cm">
          <text:p text:style-name="P5"><text:span text:style-name="T4">Other <text:s/>basic platform device </text:span></text:p>
          <text:p text:style-name="P5"><text:span text:style-name="T4">functionality supports, e.g. tuner, smart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12.435cm" svg:height="5.943cm" svg:x="71.056cm" svg:y="176.814cm">
          <text:p text:style-name="P5"><text:span text:style-name="T4">bkc_bnet:</text:span></text:p>
          <text:p text:style-name="P5"><text:span text:style-name="T4">Basic net interface facility</text:span></text:p>
          <text:p text:style-name="P5"><text:span text:style-name="T4">sup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" draw:layer="layout" svg:width="14.212cm" svg:height="3.27cm" svg:x="70.701cm" svg:y="170.002cm">
          <draw:text-box>
            <text:p><text:span text:style-name="T1">bkc_devices_group</text:span></text:p>
          </draw:text-box>
        </draw:frame>
        <draw:line draw:style-name="gr21" draw:text-style-name="P18" draw:layer="layout" svg:x1="71.056cm" svg:y1="173.156cm" svg:x2="120.092cm" svg:y2="173.156cm">
          <text:p/>
        </draw:line>
        <draw:frame draw:style-name="gr22" draw:text-style-name="P8" draw:layer="layout" svg:width="1.77cm" svg:height="3.222cm" svg:x="87.404cm" svg:y="178.306cm">
          <draw:text-box>
            <text:p><text:span text:style-name="T5">...</text:span></text:p>
          </draw:text-box>
        </draw:frame>
        <draw:line draw:style-name="gr23" draw:text-style-name="P18" draw:layer="layout" svg:x1="78.873cm" svg:y1="176.813cm" svg:x2="78.873cm" svg:y2="173.156cm">
          <text:p/>
        </draw:line>
        <draw:line draw:style-name="gr23" draw:text-style-name="P18" draw:layer="layout" svg:x1="103.746cm" svg:y1="176.813cm" svg:x2="103.746cm" svg:y2="173.156cm">
          <text:p/>
        </draw:line>
        <draw:custom-shape draw:style-name="gr14" draw:text-style-name="P7" draw:layer="layout" svg:width="32.377cm" svg:height="6.383cm" svg:x="63.795cm" svg:y="72.339cm">
          <text:p text:style-name="P5"><text:span text:style-name="T1">bkc_langtrans_engine:</text:span></text:p>
          <text:p text:style-name="P5"><text:span text:style-name="T1"/></text:p>
          <text:p text:style-name="P5"><text:span text:style-name="T4">translator engine for different program 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" draw:layer="layout" svg:width="14.095cm" svg:height="10.646cm" svg:x="-153.5cm" svg:y="87.5cm">
          <draw:text-box>
            <text:p><text:span text:style-name="T1">bkc_langtrans_engine</text:span></text:p>
          </draw:text-box>
        </draw:frame>
        <draw:line draw:style-name="gr23" draw:text-style-name="P18" draw:layer="layout" svg:x1="25.5cm" svg:y1="166cm" svg:x2="25.5cm" svg:y2="129cm">
          <text:p/>
        </draw:line>
        <draw:line draw:style-name="gr23" draw:text-style-name="P18" draw:layer="layout" svg:x1="29cm" svg:y1="129cm" svg:x2="29cm" svg:y2="100.5cm">
          <text:p/>
        </draw:line>
        <draw:line draw:style-name="gr21" draw:text-style-name="P18" draw:layer="layout" svg:x1="26cm" svg:y1="82.5cm" svg:x2="129.5cm" svg:y2="82.5cm">
          <text:p/>
        </draw:line>
        <draw:line draw:style-name="gr23" draw:text-style-name="P18" draw:layer="layout" svg:x1="79.5cm" svg:y1="82.5cm" svg:x2="79.536cm" svg:y2="78.722cm">
          <text:p/>
        </draw:line>
        <draw:line draw:style-name="gr23" draw:text-style-name="P18" draw:layer="layout" svg:x1="79.536cm" svg:y1="72.241cm" svg:x2="79.536cm" svg:y2="69cm">
          <text:p/>
        </draw:line>
        <draw:line draw:style-name="gr23" draw:text-style-name="P18" draw:layer="layout" svg:x1="39.5cm" svg:y1="82.5cm" svg:x2="39.5cm" svg:y2="69cm">
          <text:p/>
        </draw:line>
        <draw:line draw:style-name="gr23" draw:text-style-name="P18" draw:layer="layout" svg:x1="97.5cm" svg:y1="170cm" svg:x2="97.5cm" svg:y2="166cm">
          <text:p/>
        </draw:line>
        <draw:line draw:style-name="gr23" draw:text-style-name="P18" draw:layer="layout" svg:x1="101.471cm" svg:y1="206.894cm" svg:x2="101.5cm" svg:y2="197.5cm">
          <text:p/>
        </draw:line>
        <draw:line draw:style-name="gr23" draw:text-style-name="P18" draw:layer="layout" svg:x1="42.5cm" svg:y1="224cm" svg:x2="42.5cm" svg:y2="197.5cm">
          <text:p/>
        </draw:line>
      </draw:page>
      <draw:page draw:name="page3" draw:style-name="dp1" draw:master-page-name="默认">
        <draw:frame draw:style-name="gr3" draw:text-style-name="P13" draw:layer="layout" svg:width="11.644cm" svg:height="3.357cm" svg:x="7.356cm" svg:y="5cm">
          <draw:text-box>
            <text:p text:style-name="P5"><text:span text:style-name="T3"><text:s/></text:span><text:span text:style-name="T3">tips</text:span></text:p>
            <text:p text:style-name="P5"><text:span text:style-name="T3">=====</text:span></text:p>
          </draw:text-box>
        </draw:frame>
        <draw:frame draw:style-name="gr3" draw:text-style-name="P13" draw:layer="layout" svg:width="11.644cm" svg:height="3.357cm" svg:x="7.356cm" svg:y="5.001cm">
          <draw:text-box>
            <text:p text:style-name="P5"><text:span text:style-name="T3"><text:s/></text:span><text:span text:style-name="T3">tips</text:span></text:p>
            <text:p text:style-name="P5"><text:span text:style-name="T3">=====</text:span></text:p>
          </draw:text-box>
        </draw:frame>
        <draw:frame draw:style-name="gr25" draw:text-style-name="P13" draw:layer="layout" svg:width="12.144cm" svg:height="3.357cm" svg:x="7.356cm" svg:y="10.001cm">
          <draw:text-box>
            <text:p text:style-name="P5"><text:span text:style-name="T3"><text:s/></text:span><text:span text:style-name="T3">x0. map symbol</text:span></text:p>
            <text:p text:style-name="P5"><text:span text:style-name="T3"/></text:p>
          </draw:text-box>
        </draw:frame>
        <draw:custom-shape draw:style-name="gr4" draw:text-style-name="P15" draw:layer="layout" svg:width="8cm" svg:height="2cm" svg:x="8cm" svg:y="12.5cm">
          <text:p/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26.5cm" svg:height="2.95cm" svg:x="18cm" svg:y="12.5cm">
          <draw:text-box>
            <text:p><text:span text:style-name="T1">Stand for the modules that already exist</text:span></text:p>
          </draw:text-box>
        </draw:frame>
        <draw:custom-shape draw:style-name="gr27" draw:text-style-name="P15" draw:layer="layout" svg:width="8cm" svg:height="2cm" svg:x="8cm" svg:y="16.5cm">
          <text:p/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51cm" svg:height="2.95cm" svg:x="18cm" svg:y="16.5cm">
          <draw:text-box>
            <text:p><text:span text:style-name="T1">Stand for the modules that will be newly added <text:s/>or modified turbulently</text:span></text:p>
          </draw:text-box>
        </draw:frame>
        <draw:frame draw:style-name="gr25" draw:text-style-name="P13" draw:layer="layout" svg:width="12.144cm" svg:height="3.357cm" svg:x="7.356cm" svg:y="21.002cm">
          <draw:text-box>
            <text:p text:style-name="P5"><text:span text:style-name="T3"><text:s/></text:span><text:span text:style-name="T3">x1. relative links</text:span></text:p>
            <text:p text:style-name="P5"><text:span text:style-name="T3"/></text:p>
          </draw:text-box>
        </draw:frame>
        <draw:frame draw:style-name="gr28" draw:text-style-name="P13" draw:layer="layout" svg:width="74.144cm" svg:height="13.497cm" svg:x="7.356cm" svg:y="24.003cm">
          <draw:text-box>
            <text:p text:style-name="P5"><text:span text:style-name="T3">The detailed information of each modules above, such as functionalites, was separated to another <text:s/>doc </text:span></text:p>
            <text:p text:style-name="P5"><text:span text:style-name="T3">As ’[bkc top level dir]/auxiliary/trunk/bkc_trunkdoc_designment_aux.pdf_' for the two points:</text:span></text:p>
            <text:p text:style-name="P5"><text:span text:style-name="T3"/></text:p>
            <text:p text:style-name="P5"><text:span text:style-name="T3">a0. <text:s/>Clear and easy to read for this doc.</text:span></text:p>
            <text:p text:style-name="P5"><text:span text:style-name="T3"/></text:p>
            <text:p text:style-name="P5"><text:span text:style-name="T3">a1. <text:s/>We can open the bkc_trunkdoc_designment_aux.pdf in another window, and it could be referenced easily</text:span></text:p>
            <text:p text:style-name="P5"><text:span text:style-name="T3">when we read this doc.</text:span></text:p>
            <text:p text:style-name="P5"><text:span text:style-name="T3"/></text:p>
          </draw:text-box>
        </draw:frame>
        <draw:frame draw:style-name="gr3" draw:text-style-name="P13" draw:layer="layout" svg:width="28.644cm" svg:height="3.357cm" svg:x="7.356cm" svg:y="42.002cm">
          <draw:text-box>
            <text:p text:style-name="P5"><text:span text:style-name="T3"><text:s/></text:span><text:span text:style-name="T3">logs</text:span></text:p>
            <text:p text:style-name="P5"><text:span text:style-name="T3">=====</text:span></text:p>
          </draw:text-box>
        </draw:frame>
        <draw:frame draw:style-name="gr3" draw:text-style-name="P13" draw:layer="layout" svg:width="47.144cm" svg:height="13.703cm" svg:x="7.356cm" svg:y="48.003cm">
          <draw:text-box>
            <text:p text:style-name="P5"><text:span text:style-name="T3">x0. version naming habits</text:span></text:p>
            <text:p text:style-name="P5"><text:span text:style-name="T3"/></text:p>
            <text:p text:style-name="P5"><text:span text:style-name="T3">Sample: v1.1.2-v0.0.1</text:span></text:p>
            <text:p text:style-name="P5"><text:span text:style-name="T3"/></text:p>
            <text:p text:style-name="P5"><text:span text:style-name="T3">The part before '-' is the major version which is determined by the version of current <text:s/>bkc.</text:span></text:p>
            <text:p text:style-name="P5"><text:span text:style-name="T3"><text:s/></text:span></text:p>
            <text:p text:style-name="P5"><text:span text:style-name="T3">The part after '-' is the minor version which displays the modifying frequency of this doc under the major version.</text:span></text:p>
          </draw:text-box>
        </draw:frame>
        <draw:frame draw:style-name="gr3" draw:text-style-name="P13" draw:layer="layout" svg:width="47.144cm" svg:height="4.835cm" svg:x="7.356cm" svg:y="65.004cm">
          <draw:text-box>
            <text:p text:style-name="P5"><text:span text:style-name="T3">x1. current version</text:span></text:p>
            <text:p text:style-name="P5"><text:span text:style-name="T3"/></text:p>
            <text:p text:style-name="P5"><text:span text:style-name="T3">v1.1.2-v0.0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-image-width="0cm" draw:fill-image-height="0cm" draw:textarea-horizontal-align="left" fo:padding-top="0.2cm" fo:padding-bottom="0.2cm" fo:padding-left="0.2cm" fo:padding-right="0.2cm" fo:wrap-option="wrap" draw:shadow="hidden" draw:shadow-offset-x="0.3cm" draw:shadow-offset-y="0.3cm" draw:shadow-color="#808080" draw:measure-align="left-out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1T22:12:23</meta:creation-date>
    <dc:date>2010-02-27T22:19:15</dc:date>
    <meta:editing-duration>PT122H40M02S</meta:editing-duration>
    <meta:editing-cycles>79</meta:editing-cycles>
    <meta:generator>OpenOffice.org/3.0$Unix OpenOffice.org_project/300m15$Build-9379</meta:generator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